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2.63mm"/>
    </style:style>
    <style:style style:name="co2" style:family="table-column">
      <style:table-column-properties fo:break-before="auto" style:column-width="44.2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9.05mm"/>
    </style:style>
    <style:style style:name="co5" style:family="table-column">
      <style:table-column-properties fo:break-before="auto" style:column-width="29.28mm"/>
    </style:style>
    <style:style style:name="co6" style:family="table-column">
      <style:table-column-properties fo:break-before="auto" style:column-width="26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>
      <style:text-properties fo:font-weight="bold" style:font-weight-asian="bold" style:font-weight-complex="bold"/>
    </style:style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ce3"/>
        <table:table-column table:style-name="co3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Farnell code</text:p>
          </table:table-cell>
          <table:table-cell table:style-name="ce2" office:value-type="string" calcext:value-type="string">
            <text:p>Cost per</text:p>
          </table:table-cell>
          <table:table-cell table:style-name="ce2" office:value-type="string" calcext:value-type="string">
            <text:p>Cost total</text:p>
          </table:table-cell>
          <table:table-cell table:style-name="ce1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1, C5, C6</text:p>
          </table:table-cell>
          <table:table-cell office:value-type="string" calcext:value-type="string">
            <text:p>Ceramic cap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0603</text:p>
          </table:table-cell>
          <table:table-cell office:value-type="float" office:value="3" calcext:value-type="float">
            <text:p>3</text:p>
          </table:table-cell>
          <table:table-cell office:value-type="float" office:value="1288257" calcext:value-type="float">
            <text:p>1288257</text:p>
          </table:table-cell>
          <table:table-cell office:value-type="currency" office:currency="GBP" office:value="0.125" calcext:value-type="currency">
            <text:p>£0.13</text:p>
          </table:table-cell>
          <table:table-cell table:formula="of:=[.I2]*[.G2]" office:value-type="currency" office:currency="GBP" office:value="0.375" calcext:value-type="currency">
            <text:p>£0.38</text:p>
          </table:table-cell>
          <table:table-cell/>
        </table:table-row>
        <table:table-row table:style-name="ro1">
          <table:table-cell office:value-type="string" calcext:value-type="string">
            <text:p>C13, C18</text:p>
          </table:table-cell>
          <table:table-cell office:value-type="string" calcext:value-type="string">
            <text:p>Ceramic cap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0805</text:p>
          </table:table-cell>
          <table:table-cell office:value-type="float" office:value="2" calcext:value-type="float">
            <text:p>2</text:p>
          </table:table-cell>
          <table:table-cell office:value-type="float" office:value="2534051" calcext:value-type="float">
            <text:p>2534051</text:p>
          </table:table-cell>
          <table:table-cell office:value-type="currency" office:currency="GBP" office:value="0.0655" calcext:value-type="currency">
            <text:p>£0.07</text:p>
          </table:table-cell>
          <table:table-cell table:formula="of:=[.I3]*[.G3]" office:value-type="currency" office:currency="GBP" office:value="0.131" calcext:value-type="currency">
            <text:p>£0.13</text:p>
          </table:table-cell>
          <table:table-cell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Ceramic ca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office:value-type="float" office:value="2611943" calcext:value-type="float">
            <text:p>2611943</text:p>
          </table:table-cell>
          <table:table-cell office:value-type="currency" office:currency="GBP" office:value="0.302" calcext:value-type="currency">
            <text:p>£0.30</text:p>
          </table:table-cell>
          <table:table-cell table:formula="of:=[.I4]*[.G4]" office:value-type="currency" office:currency="GBP" office:value="0.302" calcext:value-type="currency">
            <text:p>£0.30</text:p>
          </table:table-cell>
          <table:table-cell/>
        </table:table-row>
        <table:table-row table:style-name="ro1">
          <table:table-cell office:value-type="string" calcext:value-type="string">
            <text:p>C2, C7, C10, C11, C12</text:p>
          </table:table-cell>
          <table:table-cell office:value-type="string" calcext:value-type="string">
            <text:p>Ceramic cap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0603</text:p>
          </table:table-cell>
          <table:table-cell office:value-type="float" office:value="5" calcext:value-type="float">
            <text:p>5</text:p>
          </table:table-cell>
          <table:table-cell office:value-type="float" office:value="2627428" calcext:value-type="float">
            <text:p>2627428</text:p>
          </table:table-cell>
          <table:table-cell office:value-type="currency" office:currency="GBP" office:value="0.0239" calcext:value-type="currency">
            <text:p>£0.02</text:p>
          </table:table-cell>
          <table:table-cell table:formula="of:=[.I5]*[.G5]" office:value-type="currency" office:currency="GBP" office:value="0.1195" calcext:value-type="currency">
            <text:p>£0.12</text:p>
          </table:table-cell>
          <table:table-cell/>
        </table:table-row>
        <table:table-row table:style-name="ro1">
          <table:table-cell office:value-type="string" calcext:value-type="string">
            <text:p>C3, C15, C17</text:p>
          </table:table-cell>
          <table:table-cell office:value-type="string" calcext:value-type="string">
            <text:p>Ceramic ca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0805</text:p>
          </table:table-cell>
          <table:table-cell office:value-type="float" office:value="3" calcext:value-type="float">
            <text:p>3</text:p>
          </table:table-cell>
          <table:table-cell office:value-type="float" office:value="2896564" calcext:value-type="float">
            <text:p>2896564</text:p>
          </table:table-cell>
          <table:table-cell office:value-type="currency" office:currency="GBP" office:value="0.0585" calcext:value-type="currency">
            <text:p>£0.06</text:p>
          </table:table-cell>
          <table:table-cell table:formula="of:=[.I6]*[.G6]" office:value-type="currency" office:currency="GBP" office:value="0.1755" calcext:value-type="currency">
            <text:p>£0.18</text:p>
          </table:table-cell>
          <table:table-cell/>
        </table:table-row>
        <table:table-row table:style-name="ro1">
          <table:table-cell office:value-type="string" calcext:value-type="string">
            <text:p>C4, C16</text:p>
          </table:table-cell>
          <table:table-cell office:value-type="string" calcext:value-type="string">
            <text:p>Ceramic ca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0805</text:p>
          </table:table-cell>
          <table:table-cell office:value-type="float" office:value="2" calcext:value-type="float">
            <text:p>2</text:p>
          </table:table-cell>
          <table:table-cell office:value-type="float" office:value="2534062" calcext:value-type="float">
            <text:p>2534062</text:p>
          </table:table-cell>
          <table:table-cell office:value-type="currency" office:currency="GBP" office:value="0.0626" calcext:value-type="currency">
            <text:p>£0.06</text:p>
          </table:table-cell>
          <table:table-cell table:formula="of:=[.I7]*[.G7]" office:value-type="currency" office:currency="GBP" office:value="0.1252" calcext:value-type="currency">
            <text:p>£0.13</text:p>
          </table:table-cell>
          <table:table-cell/>
        </table:table-row>
        <table:table-row table:style-name="ro1">
          <table:table-cell office:value-type="string" calcext:value-type="string">
            <text:p>C8, C9</text:p>
          </table:table-cell>
          <table:table-cell office:value-type="string" calcext:value-type="string">
            <text:p>Film cap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  <table:table-cell office:value-type="float" office:value="2326055" calcext:value-type="float">
            <text:p>2326055</text:p>
          </table:table-cell>
          <table:table-cell office:value-type="currency" office:currency="GBP" office:value="0.288" calcext:value-type="currency">
            <text:p>£0.29</text:p>
          </table:table-cell>
          <table:table-cell table:formula="of:=[.I8]*[.G8]" office:value-type="currency" office:currency="GBP" office:value="0.576" calcext:value-type="currency">
            <text:p>£0.58</text:p>
          </table:table-cell>
          <table:table-cell/>
        </table:table-row>
        <table:table-row table:style-name="ro1">
          <table:table-cell office:value-type="string" calcext:value-type="string">
            <text:p>IC2, IC4</text:p>
          </table:table-cell>
          <table:table-cell office:value-type="string" calcext:value-type="string">
            <text:p>LDO voltage regulator</text:p>
          </table:table-cell>
          <table:table-cell office:value-type="string" calcext:value-type="string">
            <text:p>MCP170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 office:value-type="float" office:value="1296592" calcext:value-type="float">
            <text:p>1296592</text:p>
          </table:table-cell>
          <table:table-cell office:value-type="currency" office:currency="GBP" office:value="0.31" calcext:value-type="currency">
            <text:p>£0.31</text:p>
          </table:table-cell>
          <table:table-cell table:formula="of:=[.I9]*[.G9]" office:value-type="currency" office:currency="GBP" office:value="0.62" calcext:value-type="currency">
            <text:p>£0.62</text:p>
          </table:table-cell>
          <table:table-cell/>
        </table:table-row>
        <table:table-row table:style-name="ro1">
          <table:table-cell office:value-type="string" calcext:value-type="string">
            <text:p>IC3</text:p>
          </table:table-cell>
          <table:table-cell office:value-type="string" calcext:value-type="string">
            <text:p>Audio codec</text:p>
          </table:table-cell>
          <table:table-cell office:value-type="string" calcext:value-type="string">
            <text:p>PCM5102A</text:p>
          </table:table-cell>
          <table:table-cell table:number-columns-repeated="2"/>
          <table:table-cell office:value-type="string" calcext:value-type="string">
            <text:p>SSOP-28</text:p>
          </table:table-cell>
          <table:table-cell office:value-type="float" office:value="1" calcext:value-type="float">
            <text:p>1</text:p>
          </table:table-cell>
          <table:table-cell office:value-type="float" office:value="2402251" calcext:value-type="float">
            <text:p>2402251</text:p>
          </table:table-cell>
          <table:table-cell office:value-type="currency" office:currency="GBP" office:value="6.16" calcext:value-type="currency">
            <text:p>£6.16</text:p>
          </table:table-cell>
          <table:table-cell table:formula="of:=[.I10]*[.G10]" office:value-type="currency" office:currency="GBP" office:value="6.16" calcext:value-type="currency">
            <text:p>£6.16</text:p>
          </table:table-cell>
          <table:table-cell/>
        </table:table-row>
        <table:table-row table:style-name="ro1">
          <table:table-cell office:value-type="string" calcext:value-type="string">
            <text:p>IC5</text:p>
          </table:table-cell>
          <table:table-cell office:value-type="string" calcext:value-type="string">
            <text:p>Inrush limiter</text:p>
          </table:table-cell>
          <table:table-cell office:value-type="string" calcext:value-type="string">
            <text:p>AP22804AWS</text:p>
          </table:table-cell>
          <table:table-cell table:number-columns-repeated="2"/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float" office:value="2748546" calcext:value-type="float">
            <text:p>2748546</text:p>
          </table:table-cell>
          <table:table-cell office:value-type="currency" office:currency="GBP" office:value="0.496" calcext:value-type="currency">
            <text:p>£0.50</text:p>
          </table:table-cell>
          <table:table-cell table:formula="of:=[.I11]*[.G11]" office:value-type="currency" office:currency="GBP" office:value="0.496" calcext:value-type="currency">
            <text:p>£0.50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2x3 pin header, 1.27 mm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865283" calcext:value-type="float">
            <text:p>1865283</text:p>
          </table:table-cell>
          <table:table-cell office:value-type="currency" office:currency="GBP" office:value="0.264" calcext:value-type="currency">
            <text:p>£0.26</text:p>
          </table:table-cell>
          <table:table-cell table:formula="of:=[.I12]*[.G12]" office:value-type="currency" office:currency="GBP" office:value="0.264" calcext:value-type="currency">
            <text:p>£0.26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3.5mm stereo jack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579730" calcext:value-type="float">
            <text:p>2579730</text:p>
          </table:table-cell>
          <table:table-cell office:value-type="currency" office:currency="GBP" office:value="1.8" calcext:value-type="currency">
            <text:p>£1.80</text:p>
          </table:table-cell>
          <table:table-cell table:formula="of:=[.I13]*[.G13]" office:value-type="currency" office:currency="GBP" office:value="1.8" calcext:value-type="currency">
            <text:p>£1.80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USB micro-B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668432" calcext:value-type="float">
            <text:p>2668432</text:p>
          </table:table-cell>
          <table:table-cell office:value-type="currency" office:currency="GBP" office:value="0.249" calcext:value-type="currency">
            <text:p>£0.25</text:p>
          </table:table-cell>
          <table:table-cell table:formula="of:=[.I14]*[.G14]" office:value-type="currency" office:currency="GBP" office:value="0.249" calcext:value-type="currency">
            <text:p>£0.25</text:p>
          </table:table-cell>
          <table:table-cell/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3mm LED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581116" calcext:value-type="float">
            <text:p>1581116</text:p>
          </table:table-cell>
          <table:table-cell office:value-type="currency" office:currency="GBP" office:value="0.0909" calcext:value-type="currency">
            <text:p>£0.09</text:p>
          </table:table-cell>
          <table:table-cell table:formula="of:=[.I15]*[.G15]" office:value-type="currency" office:currency="GBP" office:value="0.0909" calcext:value-type="currency">
            <text:p>£0.09</text:p>
          </table:table-cell>
          <table:table-cell office:value-type="string" calcext:value-type="string">
            <text:p>No restriction on colour (3V3 max), current set by R11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N/P dual MOSFET</text:p>
          </table:table-cell>
          <table:table-cell office:value-type="string" calcext:value-type="string">
            <text:p>BSL215</text:p>
          </table:table-cell>
          <table:table-cell table:number-columns-repeated="2"/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 office:value-type="float" office:value="2617437" calcext:value-type="float">
            <text:p>2617437</text:p>
          </table:table-cell>
          <table:table-cell office:value-type="currency" office:currency="GBP" office:value="0.44" calcext:value-type="currency">
            <text:p>£0.44</text:p>
          </table:table-cell>
          <table:table-cell table:formula="of:=[.I16]*[.G16]" office:value-type="currency" office:currency="GBP" office:value="0.44" calcext:value-type="currency">
            <text:p>£0.44</text:p>
          </table:table-cell>
          <table:table-cell/>
        </table:table-row>
        <table:table-row table:style-name="ro1">
          <table:table-cell office:value-type="string" calcext:value-type="string">
            <text:p>R1, R2</text:p>
          </table:table-cell>
          <table:table-cell office:value-type="string" calcext:value-type="string">
            <text:p>Thin film resistor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  <table:table-cell office:value-type="float" office:value="2614445" calcext:value-type="float">
            <text:p>2614445</text:p>
          </table:table-cell>
          <table:table-cell office:value-type="currency" office:currency="GBP" office:value="0.0759" calcext:value-type="currency">
            <text:p>£0.08</text:p>
          </table:table-cell>
          <table:table-cell table:formula="of:=[.I17]*[.G17]" office:value-type="currency" office:currency="GBP" office:value="0.1518" calcext:value-type="currency">
            <text:p>£0.15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office:value-type="float" office:value="2447583" calcext:value-type="float">
            <text:p>2447583</text:p>
          </table:table-cell>
          <table:table-cell office:value-type="currency" office:currency="GBP" office:value="0.0087" calcext:value-type="currency">
            <text:p>£0.01</text:p>
          </table:table-cell>
          <table:table-cell table:formula="of:=[.I18]*[.G18]" office:value-type="currency" office:currency="GBP" office:value="0.0087" calcext:value-type="currency">
            <text:p>£0.01</text:p>
          </table:table-cell>
          <table:table-cell/>
        </table:table-row>
        <table:table-row table:style-name="ro1">
          <table:table-cell office:value-type="string" calcext:value-type="string">
            <text:p>R3, R8</text:p>
          </table:table-cell>
          <table:table-cell office:value-type="string" calcext:value-type="string">
            <text:p>Ferrites</text:p>
          </table:table-cell>
          <table:table-cell table:number-columns-repeated="3"/>
          <table:table-cell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  <table:table-cell office:value-type="float" office:value="1515713" calcext:value-type="float">
            <text:p>1515713</text:p>
          </table:table-cell>
          <table:table-cell office:value-type="currency" office:currency="GBP" office:value="0.0353" calcext:value-type="currency">
            <text:p>£0.04</text:p>
          </table:table-cell>
          <table:table-cell table:formula="of:=[.I19]*[.G19]" office:value-type="currency" office:currency="GBP" office:value="0.0706" calcext:value-type="currency">
            <text:p>£0.07</text:p>
          </table:table-cell>
          <table:table-cell/>
        </table:table-row>
        <table:table-row table:style-name="ro1">
          <table:table-cell office:value-type="string" calcext:value-type="string">
            <text:p>R4, R10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0805</text:p>
          </table:table-cell>
          <table:table-cell office:value-type="float" office:value="2" calcext:value-type="float">
            <text:p>2</text:p>
          </table:table-cell>
          <table:table-cell office:value-type="float" office:value="2447551" calcext:value-type="float">
            <text:p>2447551</text:p>
          </table:table-cell>
          <table:table-cell office:value-type="currency" office:currency="GBP" office:value="0.0088" calcext:value-type="currency">
            <text:p>£0.01</text:p>
          </table:table-cell>
          <table:table-cell table:formula="of:=[.I20]*[.G20]" office:value-type="currency" office:currency="GBP" office:value="0.0176" calcext:value-type="currency">
            <text:p>£0.02</text:p>
          </table:table-cell>
          <table:table-cell/>
        </table:table-row>
        <table:table-row table:style-name="ro1">
          <table:table-cell office:value-type="string" calcext:value-type="string">
            <text:p>R5, R6, R7, R1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603</text:p>
          </table:table-cell>
          <table:table-cell office:value-type="float" office:value="4" calcext:value-type="float">
            <text:p>4</text:p>
          </table:table-cell>
          <table:table-cell office:value-type="float" office:value="2447301" calcext:value-type="float">
            <text:p>2447301</text:p>
          </table:table-cell>
          <table:table-cell office:value-type="currency" office:currency="GBP" office:value="0.0054" calcext:value-type="currency">
            <text:p>£0.01</text:p>
          </table:table-cell>
          <table:table-cell table:formula="of:=[.I21]*[.G21]" office:value-type="currency" office:currency="GBP" office:value="0.0216" calcext:value-type="currency">
            <text:p>£0.02</text:p>
          </table:table-cell>
          <table:table-cell/>
        </table:table-row>
        <table:table-row table:style-name="ro1">
          <table:table-cell office:value-type="string" calcext:value-type="string">
            <text:p>R9, R13, R14, R15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0603</text:p>
          </table:table-cell>
          <table:table-cell office:value-type="float" office:value="4" calcext:value-type="float">
            <text:p>4</text:p>
          </table:table-cell>
          <table:table-cell office:value-type="float" office:value="2447230" calcext:value-type="float">
            <text:p>2447230</text:p>
          </table:table-cell>
          <table:table-cell office:value-type="currency" office:currency="GBP" office:value="0.0054" calcext:value-type="currency">
            <text:p>£0.01</text:p>
          </table:table-cell>
          <table:table-cell table:formula="of:=[.I22]*[.G22]" office:value-type="currency" office:currency="GBP" office:value="0.0216" calcext:value-type="currency">
            <text:p>£0.02</text:p>
          </table:table-cell>
          <table:table-cell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SPNO switch</text:p>
          </table:table-cell>
          <table:table-cell table:number-columns-repeated="3"/>
          <table:table-cell office:value-type="string" calcext:value-type="string">
            <text:p>Omron B3F-31XX</text:p>
          </table:table-cell>
          <table:table-cell office:value-type="float" office:value="1" calcext:value-type="float">
            <text:p>1</text:p>
          </table:table-cell>
          <table:table-cell office:value-type="float" office:value="959716" calcext:value-type="float">
            <text:p>959716</text:p>
          </table:table-cell>
          <table:table-cell office:value-type="currency" office:currency="GBP" office:value="0.318" calcext:value-type="currency">
            <text:p>£0.32</text:p>
          </table:table-cell>
          <table:table-cell table:formula="of:=[.I23]*[.G23]" office:value-type="currency" office:currency="GBP" office:value="0.318" calcext:value-type="currency">
            <text:p>£0.32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style-name="ce2" office:value-type="string" calcext:value-type="string">
            <text:p>Total (ex VAT)</text:p>
          </table:table-cell>
          <table:table-cell table:formula="of:=SUM([.J2:.J23])" office:value-type="currency" office:currency="GBP" office:value="12.534" calcext:value-type="currency">
            <text:p>£12.53</text:p>
          </table:table-cell>
          <table:table-cell/>
        </table:table-row>
        <table:table-row table:style-name="ro1">
          <table:table-cell table:number-columns-repeated="8"/>
          <table:table-cell table:style-name="ce2" office:value-type="string" calcext:value-type="string">
            <text:p>Total (inc VAT)</text:p>
          </table:table-cell>
          <table:table-cell table:formula="of:=[.J25]*1.2" office:value-type="currency" office:currency="GBP" office:value="15.0408" calcext:value-type="currency">
            <text:p>£15.04</text:p>
          </table:table-cell>
          <table:table-cell/>
        </table:table-row>
        <table:table-row table:style-name="ro1" table:number-rows-repeated="104854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1:Sheet1.K2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/00/0000</text:date>, <text:time style:data-style-name="N2" text:time-value="21:37:57.3812546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8-25T16:14:47.075980110</meta:creation-date>
    <dc:date>2019-10-09T18:59:28.427147816</dc:date>
    <meta:editing-duration>PT10H45M53S</meta:editing-duration>
    <meta:editing-cycles>16</meta:editing-cycles>
    <meta:generator>LibreOffice/6.3.1.2$Linux_X86_64 LibreOffice_project/30$Build-2</meta:generator>
    <meta:document-statistic meta:table-count="1" meta:cell-count="199" meta:object-count="0"/>
  </office:meta>
</office:document-meta>
</file>